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e085" officeooo:paragraph-rsid="0004e085"/>
    </style:style>
    <style:style style:name="P2" style:family="paragraph" style:parent-style-name="Standard">
      <style:text-properties officeooo:rsid="0005b45c" officeooo:paragraph-rsid="0005b45c"/>
    </style:style>
    <style:style style:name="P3" style:family="paragraph" style:parent-style-name="Standard">
      <style:text-properties officeooo:rsid="0005b7c0" officeooo:paragraph-rsid="0005b7c0"/>
    </style:style>
    <style:style style:name="P4" style:family="paragraph" style:parent-style-name="Standard">
      <style:text-properties officeooo:rsid="00072ba9" officeooo:paragraph-rsid="00072ba9"/>
    </style:style>
    <style:style style:name="P5" style:family="paragraph" style:parent-style-name="Standard">
      <style:text-properties officeooo:paragraph-rsid="00072ba9"/>
    </style:style>
    <style:style style:name="P6" style:family="paragraph" style:parent-style-name="Standard">
      <style:text-properties officeooo:rsid="00076d0c" officeooo:paragraph-rsid="00076d0c"/>
    </style:style>
    <style:style style:name="P7" style:family="paragraph" style:parent-style-name="Standard">
      <style:text-properties officeooo:rsid="0008c239" officeooo:paragraph-rsid="0008c239"/>
    </style:style>
    <style:style style:name="P8" style:family="paragraph" style:parent-style-name="Table_20_Contents">
      <style:text-properties officeooo:rsid="0004e085" officeooo:paragraph-rsid="0004e085"/>
    </style:style>
    <style:style style:name="P9" style:family="paragraph" style:parent-style-name="Table_20_Contents">
      <style:text-properties officeooo:rsid="0005b45c" officeooo:paragraph-rsid="0005b45c"/>
    </style:style>
    <style:style style:name="P10" style:family="paragraph" style:parent-style-name="Table_20_Contents">
      <style:text-properties officeooo:rsid="0005b7c0" officeooo:paragraph-rsid="0005b7c0"/>
    </style:style>
    <style:style style:name="P11" style:family="paragraph" style:parent-style-name="Table_20_Contents">
      <style:text-properties officeooo:rsid="0005b7c0" officeooo:paragraph-rsid="00072ba9"/>
    </style:style>
    <style:style style:name="P12" style:family="paragraph" style:parent-style-name="Table_20_Contents">
      <style:text-properties officeooo:rsid="0006f8d3" officeooo:paragraph-rsid="0006f8d3"/>
    </style:style>
    <style:style style:name="P13" style:family="paragraph" style:parent-style-name="Table_20_Contents">
      <style:text-properties officeooo:rsid="0006f8d3" officeooo:paragraph-rsid="00072ba9"/>
    </style:style>
    <style:style style:name="P14" style:family="paragraph" style:parent-style-name="Table_20_Contents">
      <style:text-properties officeooo:rsid="00072ba9" officeooo:paragraph-rsid="00072ba9"/>
    </style:style>
    <style:style style:name="P15" style:family="paragraph" style:parent-style-name="Table_20_Contents">
      <style:text-properties officeooo:rsid="00076d0c" officeooo:paragraph-rsid="00076d0c"/>
    </style:style>
    <style:style style:name="P16" style:family="paragraph" style:parent-style-name="Table_20_Contents">
      <style:text-properties officeooo:rsid="00076d0c" officeooo:paragraph-rsid="0008c239"/>
    </style:style>
    <style:style style:name="P17" style:family="paragraph" style:parent-style-name="Table_20_Contents">
      <style:text-properties officeooo:paragraph-rsid="0008c239"/>
    </style:style>
    <style:style style:name="T1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2" style:family="text">
      <style:text-properties fo:color="#bcbec4" loext:opacity="100%" style:font-name="JetBrains Mono" fo:font-size="10pt" fo:font-style="italic" fo:font-weight="normal" officeooo:rsid="00076d0c" style:font-size-asian="10pt" style:font-style-asian="italic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officeooo:rsid="00072ba9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officeooo:rsid="00076d0c" style:font-size-asian="10pt" style:font-style-asian="normal" style:font-weight-asian="normal"/>
    </style:style>
    <style:style style:name="T6" style:family="text">
      <style:text-properties fo:color="#bcbec4" loext:opacity="100%" style:font-name="0" fo:font-size="10pt" fo:font-style="normal" fo:font-weight="normal" officeooo:rsid="00072ba9" style:font-size-asian="10pt" style:font-style-asian="normal" style:font-weight-asian="normal"/>
    </style:style>
    <style:style style:name="T7" style:family="text">
      <style:text-properties fo:color="#c77dbb" loext:opacity="100%" style:font-name="JetBrains Mono" fo:font-size="10pt" fo:font-style="italic" fo:font-weight="normal" officeooo:rsid="00076d0c" style:font-size-asian="10pt" style:font-style-asian="italic" style:font-weight-asian="normal"/>
    </style:style>
    <style:style style:name="T8" style:family="text">
      <style:text-properties fo:color="#2aacb8" loext:opacity="100%" style:font-name="JetBrains Mono" fo:font-size="10pt" fo:font-style="normal" fo:font-weight="normal" officeooo:rsid="00076d0c" style:font-size-asian="10pt" style:font-style-asian="normal" style:font-weight-asian="normal"/>
    </style:style>
    <style:style style:name="T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05b7c0"/>
    </style:style>
    <style:style style:name="T11" style:family="text">
      <style:text-properties officeooo:rsid="00072ba9"/>
    </style:style>
    <style:style style:name="T12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076d0c"/>
    </style:style>
    <style:style style:name="T14" style:family="text">
      <style:text-properties officeooo:rsid="0008c2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Тестирование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8">Тестовый метод</text:p>
          </table:table-cell>
          <table:table-cell table:style-name="Таблица1.A1" office:value-type="string">
            <text:p text:style-name="P8">Тип сценария</text:p>
          </table:table-cell>
          <table:table-cell table:style-name="Таблица1.A1" office:value-type="string">
            <text:p text:style-name="P8">Тестируемый метод</text:p>
          </table:table-cell>
          <table:table-cell table:style-name="Таблица1.D1" office:value-type="string">
            <text:p text:style-name="P8">Что контролируется?</text:p>
          </table:table-cell>
        </table:table-row>
        <table:table-row>
          <table:table-cell table:style-name="Таблица1.A2" office:value-type="string">
            <text:p text:style-name="P8">Добавление доставки в заказ</text:p>
            <text:p text:style-name="P9">test<text:span text:style-name="T10">Add</text:span>Delivery()</text:p>
          </table:table-cell>
          <table:table-cell table:style-name="Таблица1.A2" office:value-type="string">
            <text:p text:style-name="P8">Позитивный</text:p>
          </table:table-cell>
          <table:table-cell table:style-name="Таблица1.A2" office:value-type="string">
            <text:p text:style-name="P8">User.addDelivery()</text:p>
            <text:p text:style-name="P8">Пользователь добавляет доставку в заказ</text:p>
            <text:p text:style-name="P8">addDelivery(int length,int height,int width,double distance)</text:p>
          </table:table-cell>
          <table:table-cell table:style-name="Таблица1.D2" office:value-type="string">
            <text:p text:style-name="P9">Добавление доставки в заказ и правильный подсчет цены</text:p>
            <text:p text:style-name="Standard">assertNotNull(user.getOrder().getDelivery());<text:line-break/>assertEquals(10000,user.getOrder().getFinalCost())</text:p>
            <text:p text:style-name="P2"/>
          </table:table-cell>
        </table:table-row>
        <table:table-row>
          <table:table-cell table:style-name="Таблица1.A2" office:value-type="string">
            <text:p text:style-name="P9">Добавление доставки в заказ</text:p>
            <text:p text:style-name="P10">testAddExistingDelivery()</text:p>
          </table:table-cell>
          <table:table-cell table:style-name="Таблица1.A2" office:value-type="string">
            <text:p text:style-name="P9">Негативный</text:p>
          </table:table-cell>
          <table:table-cell table:style-name="Таблица1.A2" office:value-type="string">
            <text:p text:style-name="P8">User.addDelivery()</text:p>
            <text:p text:style-name="P8">Пользователь добавляет доставку в заказ, <text:span text:style-name="T11">которая была уже добавлена</text:span></text:p>
            <text:p text:style-name="P8">addDelivery(int length,int height,int width,double distance)</text:p>
          </table:table-cell>
          <table:table-cell table:style-name="Таблица1.D2" office:value-type="string">
            <text:p text:style-name="P9">Выброс ошибки</text:p>
            <text:p text:style-name="Standard">assertEquals("Delivery has been already added",exception.getMessage());</text:p>
            <text:p text:style-name="Standard"/>
          </table:table-cell>
        </table:table-row>
        <table:table-row>
          <table:table-cell table:style-name="Таблица1.A2" office:value-type="string">
            <text:p text:style-name="P10">Добавление хранения в заказ</text:p>
            <text:p text:style-name="P12">testAddStorage()</text:p>
          </table:table-cell>
          <table:table-cell table:style-name="Таблица1.A2" office:value-type="string">
            <text:p text:style-name="P10">Позитивный</text:p>
          </table:table-cell>
          <table:table-cell table:style-name="Таблица1.A2" office:value-type="string">
            <text:p text:style-name="P10">User.addStorage()</text:p>
            <text:p text:style-name="P12">Пользователь добавляет хранение в <text:span text:style-name="T11">заказ</text:span></text:p>
            <text:p text:style-name="P10">addStorage(int lenght,int height,int width, int dayCount)</text:p>
          </table:table-cell>
          <table:table-cell table:style-name="Таблица1.D2" office:value-type="string">
            <text:p text:style-name="P10">Добавление хранения в заказ и правильный подсчет цены</text:p>
            <text:p text:style-name="Standard">assertNotNull(user.getOrder().getStorage());<text:line-break/>assertEquals(220,user.getOrder().getFinalCost());</text:p>
            <text:p text:style-name="P3"/>
          </table:table-cell>
        </table:table-row>
        <table:table-row>
          <table:table-cell table:style-name="Таблица1.A2" office:value-type="string">
            <text:p text:style-name="P12">Добавление хранения в заказ</text:p>
            <text:p text:style-name="P12">testAddExistingStorage()</text:p>
          </table:table-cell>
          <table:table-cell table:style-name="Таблица1.A2" office:value-type="string">
            <text:p text:style-name="P12">Негативный</text:p>
          </table:table-cell>
          <table:table-cell table:style-name="Таблица1.A2" office:value-type="string">
            <text:p text:style-name="P11">User.addStorage()</text:p>
            <text:p text:style-name="P13">Пользователь добавляет хранение в <text:span text:style-name="T11">заказ,который был уже добавлен</text:span></text:p>
            <text:p text:style-name="P11">addStorage(int lenght,int height,int width, int dayCount)</text:p>
          </table:table-cell>
          <table:table-cell table:style-name="Таблица1.D2" office:value-type="string">
            <text:p text:style-name="P14">Выброс ошибки</text:p>
            <text:p text:style-name="Standard">assertEquals("Storage has been already added",exception.getMessage());</text:p>
            <text:p text:style-name="P4"/>
          </table:table-cell>
        </table:table-row>
        <table:table-row>
          <table:table-cell table:style-name="Таблица1.A2" office:value-type="string">
            <text:p text:style-name="P14">Добавление страховки товара при хранении</text:p>
            <text:p text:style-name="Standard"><text:span text:style-name="T6"><text:s/></text:span>testAddStorageInsurance()</text:p>
            <text:p text:style-name="Standard"/>
            <text:p text:style-name="P4"/>
          </table:table-cell>
          <table:table-cell table:style-name="Таблица1.A2" office:value-type="string">
            <text:p text:style-name="P14">Позитивный</text:p>
          </table:table-cell>
          <table:table-cell table:style-name="Таблица1.A2" office:value-type="string">
            <text:p text:style-name="P14">User.addStorageInsurance()</text:p>
            <text:p text:style-name="P14">Пользователь добавляет страховку товара при хранении</text:p>
            <text:p text:style-name="P14">addStorageInsurance()</text:p>
          </table:table-cell>
          <table:table-cell table:style-name="Таблица1.D2" office:value-type="string">
            <text:p text:style-name="P14">Добавление страховки и правильный подсчет цены</text:p>
            <text:p text:style-name="P5">assertEquals(true,user.getOrder().isInsuranceForStorageFlag());</text:p>
            <text:p text:style-name="P5"><text:line-break/>assertEquals(20220,user.getOrder().getFinalCost());</text:p>
            <text:p text:style-name="P4"/>
          </table:table-cell>
        </table:table-row>
        <table:table-row>
          <table:table-cell table:style-name="Таблица1.A2" office:value-type="string">
            <text:p text:style-name="P14">Добавление <text:soft-page-break/>страховки товара при хранении</text:p>
            <text:p text:style-name="P4">testAddExistingStorageInsurance()</text:p>
          </table:table-cell>
          <table:table-cell table:style-name="Таблица1.A2" office:value-type="string">
            <text:p text:style-name="P14">Негативный</text:p>
          </table:table-cell>
          <table:table-cell table:style-name="Таблица1.A2" office:value-type="string">
            <text:p text:style-name="P14">User.addStorageInsura<text:soft-page-break/>nce()</text:p>
            <text:p text:style-name="P14">Пользователь добавляет страховку товара при хранении,которая уже была добавлена</text:p>
            <text:p text:style-name="P14">addStorageInsurance()</text:p>
          </table:table-cell>
          <table:table-cell table:style-name="Таблица1.D2" office:value-type="string">
            <text:p text:style-name="P14">Выброс ошибки</text:p>
            <text:p text:style-name="Standard"><text:soft-page-break/>assertEquals("Storage insurance has been already added",exception.getMessage());</text:p>
            <text:p text:style-name="Standard"/>
          </table:table-cell>
        </table:table-row>
        <table:table-row>
          <table:table-cell table:style-name="Таблица1.A2" office:value-type="string">
            <text:p text:style-name="P14">Добавление страховки товара при доставке</text:p>
            <text:p text:style-name="Standard">testAddDeliveryInsurance()</text:p>
            <text:p text:style-name="P4"/>
            <text:p text:style-name="P14"/>
            <text:p text:style-name="P14"/>
          </table:table-cell>
          <table:table-cell table:style-name="Таблица1.A2" office:value-type="string">
            <text:p text:style-name="P14">Позитивный</text:p>
          </table:table-cell>
          <table:table-cell table:style-name="Таблица1.A2" office:value-type="string">
            <text:p text:style-name="P14">User.addDeliveryInsurance()</text:p>
            <text:p text:style-name="P14">Пользователь добавляет страховку товара при доставке</text:p>
            <text:p text:style-name="P14">addDeliveryInsurance()</text:p>
          </table:table-cell>
          <table:table-cell table:style-name="Таблица1.D2" office:value-type="string">
            <text:p text:style-name="P14">Добавление страховки и правильный подсчет цены</text:p>
            <text:p text:style-name="P5">assertEquals(true,user.getOrder().isInsuranceFor<text:span text:style-name="T11">Delivery</text:span>Flag());</text:p>
            <text:p text:style-name="P5"><text:line-break/>assertEquals(20220,user.getOrder().getFinalCost());</text:p>
            <text:p text:style-name="P4"/>
          </table:table-cell>
        </table:table-row>
        <table:table-row>
          <table:table-cell table:style-name="Таблица1.A2" office:value-type="string">
            <text:p text:style-name="P14">Добавление страховки товара при доставке</text:p>
            <text:p text:style-name="P4">testAddExistingDeliveryInsurance()</text:p>
          </table:table-cell>
          <table:table-cell table:style-name="Таблица1.A2" office:value-type="string">
            <text:p text:style-name="P14">Негативный</text:p>
          </table:table-cell>
          <table:table-cell table:style-name="Таблица1.A2" office:value-type="string">
            <text:p text:style-name="P14">User.addDeliveryInsurance()</text:p>
            <text:p text:style-name="P14">Пользователь добавляет страховку товара при доставке,которая уже была добавлена</text:p>
            <text:p text:style-name="P14">addDeliveryInsurance()</text:p>
          </table:table-cell>
          <table:table-cell table:style-name="Таблица1.D2" office:value-type="string">
            <text:p text:style-name="P14">Выброс ошибки</text:p>
            <text:p text:style-name="P5">assertEquals("Delivery insurance has been already added",exception.getMessage());</text:p>
            <text:p text:style-name="Standard"/>
          </table:table-cell>
        </table:table-row>
        <table:table-row>
          <table:table-cell table:style-name="Таблица1.A2" office:value-type="string">
            <text:p text:style-name="P15">Оплата заказа</text:p>
            <text:p text:style-name="P15">testPayOrder()</text:p>
          </table:table-cell>
          <table:table-cell table:style-name="Таблица1.A2" office:value-type="string">
            <text:p text:style-name="P15">Позитивный</text:p>
          </table:table-cell>
          <table:table-cell table:style-name="Таблица1.A2" office:value-type="string">
            <text:p text:style-name="P15">User.payOrder()</text:p>
            <text:p text:style-name="P15">Пользователь оплачивает заказ</text:p>
            <text:p text:style-name="Table_20_Contents"><text:span text:style-name="T13">payOrder(double finaCost)</text:span></text:p>
          </table:table-cell>
          <table:table-cell table:style-name="Таблица1.D2" office:value-type="string">
            <text:p text:style-name="Table_20_Contents">Оплата заказа</text:p>
            <text:p text:style-name="Standard">assertEquals(user.getHistories().get(0).getPrice(),10000);</text:p>
            <text:p text:style-name="Standard"/>
          </table:table-cell>
        </table:table-row>
        <table:table-row>
          <table:table-cell table:style-name="Таблица1.A2" office:value-type="string">
            <text:p text:style-name="P15">Оплата заказа</text:p>
            <text:p text:style-name="Standard">testPayNonExistingOrder()</text:p>
            <text:p text:style-name="P6"/>
          </table:table-cell>
          <table:table-cell table:style-name="Таблица1.A2" office:value-type="string">
            <text:p text:style-name="P15">Негативный</text:p>
          </table:table-cell>
          <table:table-cell table:style-name="Таблица1.A2" office:value-type="string">
            <text:p text:style-name="P15">User.payOrder()</text:p>
            <text:p text:style-name="P15">Пользователь оплачивает несуществующий заказ</text:p>
            <text:p text:style-name="Table_20_Contents"><text:span text:style-name="T13">payOrder(double finaCost)</text:span></text:p>
          </table:table-cell>
          <table:table-cell table:style-name="Таблица1.D2" office:value-type="string">
            <text:p text:style-name="P15">Выброс ошибки</text:p>
            <text:p text:style-name="Standard">assertEquals("Order doesn't exits or final cost is not enough",exception.getMessage());</text:p>
            <text:p text:style-name="P6"/>
          </table:table-cell>
        </table:table-row>
        <table:table-row>
          <table:table-cell table:style-name="Таблица1.A2" office:value-type="string">
            <text:p text:style-name="P15">Оплата заказа</text:p>
            <text:p text:style-name="Standard">testPayOrderByNotEnoughMoney</text:p>
            <text:p text:style-name="P6"/>
          </table:table-cell>
          <table:table-cell table:style-name="Таблица1.A2" office:value-type="string">
            <text:p text:style-name="P15">Негативный</text:p>
          </table:table-cell>
          <table:table-cell table:style-name="Таблица1.A2" office:value-type="string">
            <text:p text:style-name="P16">User.payOrder()</text:p>
            <text:p text:style-name="P16">Пользователь оплачивает заказ <text:span text:style-name="T14">недостаточным количеством денег</text:span></text:p>
            <text:p text:style-name="P17"><text:span text:style-name="T13">payOrder(double finaCost)</text:span></text:p>
          </table:table-cell>
          <table:table-cell table:style-name="Таблица1.D2" office:value-type="string">
            <text:p text:style-name="P7">Выброс ошибки</text:p>
            <text:p text:style-name="Standard">assertEquals("Order doesn't exits or final cost is not enough",exception.getMessage());</text:p>
            <text:p text:style-name="Standard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22:31:10.404556615</meta:creation-date>
    <dc:date>2023-03-19T23:44:35.964793241</dc:date>
    <meta:editing-duration>PT1M32S</meta:editing-duration>
    <meta:editing-cycles>1</meta:editing-cycles>
    <meta:document-statistic meta:table-count="1" meta:image-count="0" meta:object-count="0" meta:page-count="3" meta:paragraph-count="95" meta:word-count="277" meta:character-count="3226" meta:non-whitespace-character-count="3041"/>
    <meta:generator>LibreOffice/7.3.7.2$Linux_X86_64 LibreOffice_project/30$Build-2</meta:generator>
  </office:meta>
</office:document-meta>
</file>